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officeooo:paragraph-rsid="00095fef"/>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text:span><text:span text:style-name="T3">they cross the city fighting alongside revolutionaries,</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6">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1T12:53:55.785000000</dc:date>
    <dc:creator>Michele Maione</dc:creator>
    <meta:editing-duration>PT2M39S</meta:editing-duration>
    <meta:editing-cycles>5</meta:editing-cycles>
    <meta:generator>LibreOffice/6.1.2.1$Windows_X86_64 LibreOffice_project/65905a128db06ba48db947242809d14d3f9a93fe</meta:generator>
    <meta:document-statistic meta:table-count="1" meta:image-count="0" meta:object-count="0" meta:page-count="1" meta:paragraph-count="5" meta:word-count="581" meta:character-count="3308" meta:non-whitespace-character-count="2733"/>
    <meta:template xlink:type="simple" xlink:actuate="onRequest" xlink:title="" xlink:href="../MasterGameDesignDocument.odm" meta:date="2018-11-21T12:51:05.601000000"/>
  </office:meta>
</office:document-meta>
</file>